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style:text-position="super 58%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UFR Sciences<text:tab/><text:tab/><text:tab/><text:tab/><text:tab/><text:tab/><text:tab/><text:tab/><text:tab/><text:tab/> <text:s text:c="2"/>Vivier Simon</text:p>
      <text:p text:style-name="Standard">Licence Informatique<text:tab/><text:tab/><text:tab/><text:tab/><text:tab/><text:tab/><text:tab/><text:tab/><text:tab/> <text:s text:c="2"/>Dapp Maxime</text:p>
      <text:p text:style-name="Standard">2<text:span text:style-name="T1">nd</text:span> année<text:tab/><text:tab/><text:tab/><text:tab/><text:tab/><text:tab/><text:tab/><text:tab/><text:tab/><text:tab/> <text:s text:c="3"/>Marlière Jean</text:p>
      <text:p text:style-name="Standard">Génie Logitiel<text:tab/><text:tab/><text:tab/><text:tab/><text:tab/><text:tab/><text:tab/><text:tab/><text:tab/> <text:s text:c="6"/>Personnettaz Clémen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Dossier de</text:p>
      <text:p text:style-name="P1">Test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5"><text:soft-page-break/></text:p>
      <text:p text:style-name="P5"/>
      <text:p text:style-name="P4">Sommaire</text:p>
      <text:p text:style-name="P4"/>
      <text:p text:style-name="P3"/>
      <text:list xml:id="list3160535832856948510" text:style-name="L1">
        <text:list-item>
          <text:list>
            <text:list-item>
              <text:list>
                <text:list-item>
                  <text:p text:style-name="P6">Introductions</text:p>
                </text:list-item>
                <text:list-item>
                  <text:p text:style-name="P6">Séries de tests</text:p>
                </text:list-item>
              </text:list>
            </text:list-item>
          </text:list>
        </text:list-item>
      </text:list>
      <text:p text:style-name="P5"><text:tab/><text:tab/>a) <text:s/>Tests sur FullMatrix.cpp</text:p>
      <text:p text:style-name="P5"><text:tab/><text:tab/>b) <text:s/>Tests sur SparseMatrix.cpp</text:p>
      <text:p text:style-name="P5"><text:tab/><text:tab/>c) <text:s/>Tests sur Matrix.cpp</text:p>
      <text:list xml:id="list32450597" text:continue-numbering="true" text:style-name="L1">
        <text:list-item>
          <text:list>
            <text:list-item>
              <text:list>
                <text:list-item>
                  <text:p text:style-name="P6">Conclusion</text:p>
                </text:list-item>
              </text:list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7S</meta:editing-duration>
    <meta:editing-cycles>3</meta:editing-cycles>
    <meta:generator>OpenOffice/4.1.1$Win32 OpenOffice.org_project/411m6$Build-9775</meta:generator>
    <dc:date>2015-05-20T12:28:00.84</dc:date>
    <meta:document-statistic meta:table-count="0" meta:image-count="0" meta:object-count="0" meta:page-count="3" meta:paragraph-count="13" meta:word-count="40" meta:character-count="321"/>
    <meta:user-defined meta:name="Info 1"/>
    <meta:user-defined meta:name="Info 2"/>
    <meta:user-defined meta:name="Info 3"/>
    <meta:user-defined meta:name="Info 4"/>
  </office:meta>
</office:document-meta>
</file>